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487f9"/>
    </style:style>
    <style:style style:name="P3" style:family="paragraph" style:parent-style-name="Standard">
      <style:paragraph-properties fo:text-align="center" style:justify-single-word="false"/>
      <style:text-properties fo:font-size="10.5pt" officeooo:rsid="00069f5d" officeooo:paragraph-rsid="00069f5d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officeooo:rsid="00069f5d" officeooo:paragraph-rsid="00069f5d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6e5c7" officeooo:paragraph-rsid="0006e5c7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fo:font-weight="bold" officeooo:rsid="0006e5c7" officeooo:paragraph-rsid="0006e5c7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0487f9" style:font-size-asian="16pt" style:font-weight-asian="bold" style:font-size-complex="16pt" style:font-weight-complex="bold"/>
    </style:style>
    <style:style style:name="T1" style:family="text">
      <style:text-properties officeooo:rsid="000487f9"/>
    </style:style>
    <style:style style:name="T2" style:family="text">
      <style:text-properties officeooo:rsid="0004b174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Review of </text:span><text:span text:style-name="T2">Multi-level Supply Topology Used in PSL-3604</text:span></text:p>
      <text:p text:style-name="P2"/>
      <text:p text:style-name="P3">Farhad Modaresi<text:span text:style-name="T3">1</text:span></text:p>
      <text:p text:style-name="P4"><text:span text:style-name="T3"/></text:p>
      <text:p text:style-name="P4"><text:span text:style-name="T3"/></text:p>
      <text:p text:style-name="P6"><text:span text:style-name="T3">Abstract-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4991*" fo:start-indent="0in" fo:end-indent="0.098in"/>
          <style:column style:rel-width="4981*" fo:start-indent="0.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30T19:34:58.132305119</meta:creation-date>
    <dc:date>2020-08-30T20:13:31.141163509</dc:date>
    <meta:editing-duration>PT18M11S</meta:editing-duration>
    <meta:editing-cycles>2</meta:editing-cycles>
    <meta:generator>LibreOffice/7.0.0.3$Linux_X86_64 LibreOffice_project/00$Build-3</meta:generator>
    <meta:document-statistic meta:table-count="0" meta:image-count="0" meta:object-count="0" meta:page-count="1" meta:paragraph-count="4" meta:word-count="12" meta:character-count="80" meta:non-whitespace-character-count="72"/>
  </office:meta>
</office:document-meta>
</file>